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ec14d" officeooo:paragraph-rsid="003ec14d"/>
    </style:style>
    <style:style style:name="P2" style:family="paragraph" style:parent-style-name="Standard">
      <style:text-properties officeooo:rsid="00404fa9" officeooo:paragraph-rsid="00404fa9"/>
    </style:style>
    <style:style style:name="P3" style:family="paragraph" style:parent-style-name="Standard">
      <style:text-properties officeooo:rsid="00437b3c" officeooo:paragraph-rsid="0043815e"/>
    </style:style>
    <style:style style:name="P4" style:family="paragraph" style:parent-style-name="Standard">
      <style:text-properties officeooo:rsid="0043815e" officeooo:paragraph-rsid="00457f94"/>
    </style:style>
    <style:style style:name="P5" style:family="paragraph" style:parent-style-name="Standard">
      <style:text-properties officeooo:rsid="0048f162" officeooo:paragraph-rsid="0048f162"/>
    </style:style>
    <style:style style:name="P6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7" style:family="paragraph" style:parent-style-name="Standard">
      <style:text-properties fo:color="#d4d4d4" style:font-name="Droid Sans Mono" fo:font-size="13.5pt" fo:font-weight="normal" officeooo:rsid="0048f162" officeooo:paragraph-rsid="0048f162" fo:background-color="#1e1e1e"/>
    </style:style>
    <style:style style:name="P8" style:family="paragraph" style:parent-style-name="Standard">
      <style:text-properties fo:color="#d4d4d4" style:font-name="Droid Sans Mono" fo:font-size="13.5pt" fo:font-weight="normal" officeooo:rsid="004a02d0" officeooo:paragraph-rsid="004a02d0" fo:background-color="#1e1e1e"/>
    </style:style>
    <style:style style:name="P9" style:family="paragraph" style:parent-style-name="Standard">
      <style:text-properties fo:color="#d4d4d4" style:font-name="Droid Sans Mono" fo:font-size="13.5pt" fo:font-weight="normal" officeooo:rsid="0055e689" officeooo:paragraph-rsid="0055e689" fo:background-color="#1e1e1e"/>
    </style:style>
    <style:style style:name="P10" style:family="paragraph" style:parent-style-name="Standard">
      <style:text-properties fo:color="#d4d4d4" style:font-name="Droid Sans Mono" fo:font-size="13.5pt" fo:font-weight="normal" officeooo:rsid="005f47a1" officeooo:paragraph-rsid="005f47a1" fo:background-color="#1e1e1e"/>
    </style:style>
    <style:style style:name="P11" style:family="paragraph" style:parent-style-name="Standard">
      <style:text-properties fo:color="#d4d4d4" style:font-name="Droid Sans Mono" fo:font-size="13.5pt" fo:font-weight="normal" officeooo:rsid="006278c2" officeooo:paragraph-rsid="006278c2" fo:background-color="#1e1e1e"/>
    </style:style>
    <style:style style:name="P12" style:family="paragraph" style:parent-style-name="Standard">
      <style:text-properties fo:color="#d4d4d4" style:font-name="Droid Sans Mono" fo:font-size="13.5pt" fo:font-weight="normal" officeooo:paragraph-rsid="00663b3e" fo:background-color="#1e1e1e"/>
    </style:style>
    <style:style style:name="P13" style:family="paragraph" style:parent-style-name="Standard">
      <style:text-properties officeooo:rsid="004a02d0" officeooo:paragraph-rsid="004a02d0"/>
    </style:style>
    <style:style style:name="P14" style:family="paragraph" style:parent-style-name="Standard">
      <style:paragraph-properties style:line-height-at-least="0.635cm"/>
      <style:text-properties fo:color="#608b4e" style:font-name="Droid Sans Mono" fo:font-size="13.5pt" fo:font-weight="normal" fo:background-color="#1e1e1e"/>
    </style:style>
    <style:style style:name="P15" style:family="paragraph" style:parent-style-name="Standard">
      <style:paragraph-properties style:line-height-at-least="0.635cm"/>
    </style:style>
    <style:style style:name="P16" style:family="paragraph" style:parent-style-name="Standard">
      <style:text-properties officeooo:rsid="00506c35" officeooo:paragraph-rsid="00506c35"/>
    </style:style>
    <style:style style:name="P17" style:family="paragraph" style:parent-style-name="Standard">
      <style:text-properties officeooo:rsid="005152f6" officeooo:paragraph-rsid="005152f6"/>
    </style:style>
    <style:style style:name="P18" style:family="paragraph" style:parent-style-name="Standard">
      <style:text-properties officeooo:rsid="0055e689" officeooo:paragraph-rsid="0055e689"/>
    </style:style>
    <style:style style:name="P19" style:family="paragraph" style:parent-style-name="Standard">
      <style:text-properties officeooo:rsid="005929dc" officeooo:paragraph-rsid="005929dc"/>
    </style:style>
    <style:style style:name="P20" style:family="paragraph" style:parent-style-name="Standard">
      <style:text-properties officeooo:rsid="0059c7e7" officeooo:paragraph-rsid="0059c7e7"/>
    </style:style>
    <style:style style:name="P21" style:family="paragraph" style:parent-style-name="Standard">
      <style:text-properties officeooo:rsid="005d3afd" officeooo:paragraph-rsid="005d3afd"/>
    </style:style>
    <style:style style:name="P22" style:family="paragraph" style:parent-style-name="Standard">
      <style:text-properties officeooo:rsid="005e20e8" officeooo:paragraph-rsid="005e20e8"/>
    </style:style>
    <style:style style:name="P23" style:family="paragraph" style:parent-style-name="Standard">
      <style:text-properties officeooo:rsid="005f47a1" officeooo:paragraph-rsid="005f47a1"/>
    </style:style>
    <style:style style:name="P24" style:family="paragraph" style:parent-style-name="Standard">
      <style:text-properties officeooo:rsid="006278c2" officeooo:paragraph-rsid="006278c2"/>
    </style:style>
    <style:style style:name="P25" style:family="paragraph" style:parent-style-name="Standard">
      <style:text-properties officeooo:rsid="00659d93" officeooo:paragraph-rsid="00659d93"/>
    </style:style>
    <style:style style:name="P26" style:family="paragraph" style:parent-style-name="Standard">
      <style:text-properties officeooo:rsid="00663b3e" officeooo:paragraph-rsid="00663b3e"/>
    </style:style>
    <style:style style:name="P27" style:family="paragraph" style:parent-style-name="Standard">
      <style:paragraph-properties fo:margin-top="0cm" fo:margin-bottom="0.499cm" loext:contextual-spacing="false" style:line-height-at-least="0.635cm"/>
      <style:text-properties fo:color="#d4d4d4" style:font-name="Droid Sans Mono" fo:font-size="13.5pt" fo:font-weight="normal" fo:background-color="#1e1e1e"/>
    </style:style>
    <style:style style:name="P28" style:family="paragraph" style:parent-style-name="Standard">
      <style:paragraph-properties fo:margin-top="0cm" fo:margin-bottom="0.499cm" loext:contextual-spacing="false" style:line-height-at-least="0.635cm"/>
    </style:style>
    <style:style style:name="T1" style:family="text">
      <style:text-properties officeooo:rsid="003f233d"/>
    </style:style>
    <style:style style:name="T2" style:family="text">
      <style:text-properties officeooo:rsid="00420a42"/>
    </style:style>
    <style:style style:name="T3" style:family="text">
      <style:text-properties officeooo:rsid="0043815e"/>
    </style:style>
    <style:style style:name="T4" style:family="text">
      <style:text-properties officeooo:rsid="00457f94"/>
    </style:style>
    <style:style style:name="T5" style:family="text">
      <style:text-properties fo:color="#9cdcfe"/>
    </style:style>
    <style:style style:name="T6" style:family="text">
      <style:text-properties fo:color="#ce9178"/>
    </style:style>
    <style:style style:name="T7" style:family="text">
      <style:text-properties officeooo:rsid="004cc25a"/>
    </style:style>
    <style:style style:name="T8" style:family="text">
      <style:text-properties fo:color="#569cd6"/>
    </style:style>
    <style:style style:name="T9" style:family="text">
      <style:text-properties fo:color="#dcdcaa"/>
    </style:style>
    <style:style style:name="T10" style:family="text">
      <style:text-properties fo:color="#b5cea8"/>
    </style:style>
    <style:style style:name="T11" style:family="text">
      <style:text-properties fo:color="#4ec9b0"/>
    </style:style>
    <style:style style:name="T12" style:family="text">
      <style:text-properties officeooo:rsid="005424c1"/>
    </style:style>
    <style:style style:name="T13" style:family="text">
      <style:text-properties officeooo:rsid="0059727a"/>
    </style:style>
    <style:style style:name="T14" style:family="text">
      <style:text-properties officeooo:rsid="005f315f"/>
    </style:style>
    <style:style style:name="T15" style:family="text">
      <style:text-properties fo:color="#c586c0"/>
    </style:style>
    <style:style style:name="T16" style:family="text">
      <style:text-properties fo:color="#808080"/>
    </style:style>
    <style:style style:name="T17" style:family="text">
      <style:text-properties fo:color="#d7ba7d"/>
    </style:style>
    <style:style style:name="T18" style:family="text">
      <style:text-properties officeooo:rsid="00663b3e"/>
    </style:style>
    <style:style style:name="T19" style:family="text">
      <style:text-properties officeooo:rsid="0066e1e9"/>
    </style:style>
    <style:style style:name="T20" style:family="text">
      <style:text-properties officeooo:rsid="006d90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<text:span text:style-name="T1">Create folder called react express</text:span></text:p>
      <text:p text:style-name="P1"/>
      <text:p text:style-name="P2">2) <text:span text:style-name="T2">npm init and keep entry point as server.js</text:span></text:p>
      <text:p text:style-name="P2"/>
      <text:p text:style-name="P3">3) <text:span text:style-name="T3">npm i express concurrently</text:span></text:p>
      <text:p text:style-name="P3"/>
      <text:p text:style-name="P4">4) <text:span text:style-name="T4">npm i nodemon –save-dev</text:span></text:p>
      <text:p text:style-name="P4"/>
      <text:p text:style-name="P5">5) In package.json</text:p>
      <text:p text:style-name="P7"><text:span text:style-name="T5">"scripts"</text:span>: {</text:p>
      <text:p text:style-name="P6"><text:span text:style-name="T5">"start"</text:span>: <text:span text:style-name="T6">"node server.js"</text:span>,</text:p>
      <text:p text:style-name="P6"><text:span text:style-name="T5">"server"</text:span>: <text:span text:style-name="T6">"nodemon server.js"</text:span></text:p>
      <text:p text:style-name="P6">},</text:p>
      <text:p text:style-name="P5"/>
      <text:p text:style-name="P5"/>
      <text:p text:style-name="P13">6)Create file server.js in root <text:span text:style-name="T7">and put this data (note that port is 5000 as we are going to run react on port 3000)</text:span></text:p>
      <text:p text:style-name="P13"/>
      <text:p text:style-name="P8"><text:span text:style-name="T8">const</text:span> <text:span text:style-name="T5">express</text:span> = <text:span text:style-name="T9">require</text:span>(<text:span text:style-name="T6">'express'</text:span>);</text:p>
      <text:p text:style-name="P15"/>
      <text:p text:style-name="P6"><text:span text:style-name="T8">const</text:span> <text:span text:style-name="T5">app</text:span> = <text:span text:style-name="T9">express</text:span>();</text:p>
      <text:p text:style-name="P28"/>
      <text:p text:style-name="P6"><text:span text:style-name="T5">app</text:span>.<text:span text:style-name="T9">get</text:span>(<text:span text:style-name="T6">'/api/customers'</text:span>,(<text:span text:style-name="T5">req</text:span>,<text:span text:style-name="T5">res</text:span>) <text:span text:style-name="T8">=&gt;</text:span> {</text:p>
      <text:p text:style-name="P14">//Hardcoded array of cust,can replace it with db data</text:p>
      <text:p text:style-name="P6"><text:span text:style-name="T8">const</text:span> <text:span text:style-name="T5">customers</text:span> = [</text:p>
      <text:p text:style-name="P6">{<text:span text:style-name="T5">id:</text:span><text:span text:style-name="T10">1</text:span>, <text:span text:style-name="T5">firstName:</text:span><text:span text:style-name="T6">'John'</text:span>, <text:span text:style-name="T5">lastName:</text:span><text:span text:style-name="T6">'Doe'</text:span>},</text:p>
      <text:p text:style-name="P6">{<text:span text:style-name="T5">id:</text:span><text:span text:style-name="T10">2</text:span>, <text:span text:style-name="T5">firstName:</text:span><text:span text:style-name="T6">'Luffy'</text:span>, <text:span text:style-name="T5">lastName:</text:span><text:span text:style-name="T6">'Monkey'</text:span>},</text:p>
      <text:p text:style-name="P6">{<text:span text:style-name="T5">id:</text:span><text:span text:style-name="T10">3</text:span>, <text:span text:style-name="T5">firstName:</text:span><text:span text:style-name="T6">'Annie'</text:span>, <text:span text:style-name="T5">lastName:</text:span><text:span text:style-name="T6">'Smith'</text:span>}</text:p>
      <text:p text:style-name="P6">];</text:p>
      <text:p text:style-name="P15"/>
      <text:p text:style-name="P6"><text:span text:style-name="T5">res</text:span>.<text:span text:style-name="T9">json</text:span>(<text:span text:style-name="T5">customers</text:span>);</text:p>
      <text:p text:style-name="P6">});</text:p>
      <text:p text:style-name="P27"><text:line-break/><text:line-break/></text:p>
      <text:p text:style-name="P14">//Keep port 5000 as react starts on port 3000</text:p>
      <text:p text:style-name="P6"><text:span text:style-name="T8">const</text:span> <text:span text:style-name="T5">port</text:span> = <text:span text:style-name="T10">5000</text:span>;</text:p>
      <text:p text:style-name="P15"/>
      <text:p text:style-name="P14">//Listen</text:p>
      <text:p text:style-name="P6"><text:span text:style-name="T5">app</text:span>.<text:span text:style-name="T9">listen</text:span>(<text:span text:style-name="T5">port</text:span>,() <text:span text:style-name="T8">=&gt;</text:span> {</text:p>
      <text:p text:style-name="P6"><text:span text:style-name="T11">console</text:span>.<text:span text:style-name="T9">log</text:span>(<text:span text:style-name="T6">`Server running on port </text:span><text:span text:style-name="T8">${</text:span><text:span text:style-name="T5">port</text:span><text:span text:style-name="T8">}</text:span><text:span text:style-name="T6">`</text:span>) </text:p>
      <text:p text:style-name="P6">})</text:p>
      <text:p text:style-name="P13"><text:soft-page-break/></text:p>
      <text:p text:style-name="P16">7) Then run command</text:p>
      <text:p text:style-name="P16">npm run server </text:p>
      <text:p text:style-name="P16">and goto url -</text:p>
      <text:p text:style-name="P16"><text:a xlink:type="simple" xlink:href="http://localhost:5000/api/customers" text:style-name="Internet_20_link" text:visited-style-name="Visited_20_Internet_20_Link">http://localhost:5000/api/customers</text:a> </text:p>
      <text:p text:style-name="P16">to see json data</text:p>
      <text:p text:style-name="P16"/>
      <text:p text:style-name="P16"/>
      <text:p text:style-name="P17">8)Now our server is ready, not open new termilan in vs code using + sign and <text:span text:style-name="T12">run -</text:span></text:p>
      <text:p text:style-name="P17">create-react-app client</text:p>
      <text:p text:style-name="P17"/>
      <text:p text:style-name="P18">9)Inside client package.json add proxy(proxy allows us to make request directly with fetch like /api/customers rather tha<text:span text:style-name="T20">n</text:span> full http url)</text:p>
      <text:p text:style-name="P18"/>
      <text:p text:style-name="P9"><text:span text:style-name="T5">"scripts"</text:span>: {</text:p>
      <text:p text:style-name="P6"><text:span text:style-name="T5">"start"</text:span>: <text:span text:style-name="T6">"react-scripts start"</text:span>,</text:p>
      <text:p text:style-name="P6"><text:span text:style-name="T5">"build"</text:span>: <text:span text:style-name="T6">"react-scripts build"</text:span>,</text:p>
      <text:p text:style-name="P6"><text:span text:style-name="T5">"test"</text:span>: <text:span text:style-name="T6">"react-scripts test --env=jsdom"</text:span>,</text:p>
      <text:p text:style-name="P6"><text:span text:style-name="T5">"eject"</text:span>: <text:span text:style-name="T6">"react-scripts eject"</text:span></text:p>
      <text:p text:style-name="P6">},</text:p>
      <text:p text:style-name="P6"><text:span text:style-name="T5">"proxy"</text:span>:<text:span text:style-name="T6">"http://localhost:5000"</text:span></text:p>
      <text:p text:style-name="P6">}</text:p>
      <text:p text:style-name="P18"/>
      <text:p text:style-name="P18"/>
      <text:p text:style-name="P18"/>
      <text:p text:style-name="P19">10)<text:span text:style-name="T13">cd to client and run react server by npm start</text:span></text:p>
      <text:p text:style-name="P20">inside src folder create folder called components and inside components folder create another folder called customers and inside customers folder create customers.js and customers.css</text:p>
      <text:p text:style-name="P20"/>
      <text:p text:style-name="P21">inside customers.js</text:p>
      <text:p text:style-name="P21"/>
      <text:p text:style-name="P21"/>
      <text:p text:style-name="P22">inside app.js import customers.js and put customers tag below header in app.js and see that h2 outp<text:span text:style-name="T14">ut</text:span></text:p>
      <text:p text:style-name="P22"/>
      <text:p text:style-name="P22"/>
      <text:p text:style-name="P23">11)inside customers.js</text:p>
      <text:p text:style-name="P23"/>
      <text:p text:style-name="P10"><text:span text:style-name="T15">import</text:span> <text:span text:style-name="T5">React</text:span>, { <text:span text:style-name="T5">Component</text:span> } <text:span text:style-name="T15">from</text:span> <text:span text:style-name="T6">'react'</text:span>;</text:p>
      <text:p text:style-name="P6"><text:span text:style-name="T15">import</text:span> <text:span text:style-name="T6">'./customers.css'</text:span>;</text:p>
      <text:p text:style-name="P15"/>
      <text:p text:style-name="P6"><text:span text:style-name="T8">class</text:span> <text:span text:style-name="T11">Customers</text:span> <text:span text:style-name="T8">extends</text:span> <text:span text:style-name="T11">Component</text:span> {</text:p>
      <text:p text:style-name="P15"/>
      <text:p text:style-name="P6"><text:span text:style-name="T5">state</text:span> = {</text:p>
      <text:p text:style-name="P6"><text:span text:style-name="T5">customers:</text:span> [],</text:p>
      <text:p text:style-name="P6">};</text:p>
      <text:p text:style-name="P15"/>
      <text:p text:style-name="P6"><text:soft-page-break/><text:span text:style-name="T9">componentDidMount</text:span>() {</text:p>
      <text:p text:style-name="P6"><text:span text:style-name="T9">fetch</text:span>(<text:span text:style-name="T6">`/api/customers`</text:span>)</text:p>
      <text:p text:style-name="P6">.<text:span text:style-name="T9">then</text:span>(<text:span text:style-name="T5">res</text:span> <text:span text:style-name="T8">=&gt;</text:span> <text:span text:style-name="T5">res</text:span>.<text:span text:style-name="T9">json</text:span>())</text:p>
      <text:p text:style-name="P6">.<text:span text:style-name="T9">then</text:span>(<text:span text:style-name="T5">customers</text:span> <text:span text:style-name="T8">=&gt;</text:span> <text:span text:style-name="T8">this</text:span>.<text:span text:style-name="T9">setState</text:span>({<text:span text:style-name="T5">customers:customers</text:span>}));</text:p>
      <text:p text:style-name="P6">}</text:p>
      <text:p text:style-name="P15"/>
      <text:p text:style-name="P6"><text:span text:style-name="T9">render</text:span>() {</text:p>
      <text:p text:style-name="P6"><text:span text:style-name="T11">console</text:span>.<text:span text:style-name="T9">log</text:span>(<text:span text:style-name="T8">this</text:span>.<text:span text:style-name="T5">state</text:span>.<text:span text:style-name="T5">customers</text:span>);</text:p>
      <text:p text:style-name="P6"><text:span text:style-name="T15">return</text:span> (</text:p>
      <text:p text:style-name="P6"><text:span text:style-name="T16">&lt;</text:span><text:span text:style-name="T8">div</text:span><text:span text:style-name="T16">&gt;</text:span></text:p>
      <text:p text:style-name="P6"><text:span text:style-name="T16">&lt;</text:span><text:span text:style-name="T8">h2</text:span><text:span text:style-name="T16">&gt;</text:span>Customers<text:span text:style-name="T16">&lt;/</text:span><text:span text:style-name="T8">h2</text:span><text:span text:style-name="T16">&gt;</text:span></text:p>
      <text:p text:style-name="P6"><text:span text:style-name="T16">&lt;</text:span><text:span text:style-name="T8">ul</text:span><text:span text:style-name="T16">&gt;</text:span></text:p>
      <text:p text:style-name="P6"><text:span text:style-name="T8">{this</text:span>.<text:span text:style-name="T5">state</text:span>.<text:span text:style-name="T5">customers</text:span>.<text:span text:style-name="T9">map</text:span>(<text:span text:style-name="T5">customers</text:span> <text:span text:style-name="T8">=&gt;</text:span> {</text:p>
      <text:p text:style-name="P6"><text:span text:style-name="T15">return</text:span>(</text:p>
      <text:p text:style-name="P6"><text:span text:style-name="T16">&lt;</text:span><text:span text:style-name="T8">li</text:span> <text:span text:style-name="T5">key</text:span>=<text:span text:style-name="T8">{</text:span><text:span text:style-name="T5">customers</text:span>.<text:span text:style-name="T5">id</text:span><text:span text:style-name="T8">}</text:span><text:span text:style-name="T16">&gt;</text:span><text:span text:style-name="T8">{</text:span><text:span text:style-name="T5">customers</text:span>.<text:span text:style-name="T5">firstName</text:span><text:span text:style-name="T8">}</text:span> <text:span text:style-name="T8">{</text:span><text:span text:style-name="T5">customers</text:span>.<text:span text:style-name="T5">lastName</text:span><text:span text:style-name="T8">}</text:span><text:span text:style-name="T16">&lt;/</text:span><text:span text:style-name="T8">li</text:span><text:span text:style-name="T16">&gt;</text:span>)</text:p>
      <text:p text:style-name="P6">})<text:span text:style-name="T8">}</text:span></text:p>
      <text:p text:style-name="P6"><text:span text:style-name="T16">&lt;/</text:span><text:span text:style-name="T8">ul</text:span><text:span text:style-name="T16">&gt;</text:span></text:p>
      <text:p text:style-name="P6"><text:span text:style-name="T16">&lt;/</text:span><text:span text:style-name="T8">div</text:span><text:span text:style-name="T16">&gt;</text:span></text:p>
      <text:p text:style-name="P6">);</text:p>
      <text:p text:style-name="P6">}</text:p>
      <text:p text:style-name="P6">}</text:p>
      <text:p text:style-name="P15"/>
      <text:p text:style-name="P6"><text:span text:style-name="T15">export</text:span> <text:span text:style-name="T15">default</text:span> <text:span text:style-name="T5">Customers</text:span>;</text:p>
      <text:p text:style-name="P6"/>
      <text:p text:style-name="P23"/>
      <text:p text:style-name="P23"/>
      <text:p text:style-name="P24">and inside customers.css</text:p>
      <text:p text:style-name="P24"/>
      <text:p text:style-name="P11"><text:span text:style-name="T17">ul</text:span>{</text:p>
      <text:p text:style-name="P6"><text:span text:style-name="T5">list-style</text:span>: <text:span text:style-name="T6">none</text:span>;</text:p>
      <text:p text:style-name="P6"><text:span text:style-name="T5">padding</text:span>: <text:span text:style-name="T10">0</text:span>;</text:p>
      <text:p text:style-name="P6"><text:span text:style-name="T5">width</text:span>: <text:span text:style-name="T10">30%</text:span>;</text:p>
      <text:p text:style-name="P6"><text:span text:style-name="T5">margin</text:span>: <text:span text:style-name="T6">auto</text:span>;</text:p>
      <text:p text:style-name="P6">}</text:p>
      <text:p text:style-name="P15"/>
      <text:p text:style-name="P6"><text:span text:style-name="T17">li</text:span>{</text:p>
      <text:p text:style-name="P6"><text:span text:style-name="T5">font-size</text:span>: <text:span text:style-name="T10">1.3rem</text:span>;</text:p>
      <text:p text:style-name="P6"><text:span text:style-name="T5">line-height</text:span>: <text:span text:style-name="T10">2rem</text:span>;</text:p>
      <text:p text:style-name="P6"><text:span text:style-name="T5">border-bottom</text:span>: <text:span text:style-name="T10">1px</text:span> <text:span text:style-name="T6">dotted</text:span> <text:span text:style-name="T6">#777</text:span>;</text:p>
      <text:p text:style-name="P6">}</text:p>
      <text:p text:style-name="P24"><text:soft-page-break/></text:p>
      <text:p text:style-name="P25">12)<text:span text:style-name="T18">stop both client and server now</text:span></text:p>
      <text:p text:style-name="P25"/>
      <text:p text:style-name="P25"/>
      <text:p text:style-name="P26">13)<text:span text:style-name="T19">inside server package.json</text:span></text:p>
      <text:p text:style-name="P26"/>
      <text:p text:style-name="P12"><text:span text:style-name="T5">"scripts"</text:span>: {</text:p>
      <text:p text:style-name="P6"><text:span text:style-name="T5">"client-install"</text:span>:<text:span text:style-name="T6">"cd client &amp;&amp; npm install"</text:span>,</text:p>
      <text:p text:style-name="P6"><text:span text:style-name="T5">"start"</text:span>: <text:span text:style-name="T6">"node server.js"</text:span>,</text:p>
      <text:p text:style-name="P6"><text:span text:style-name="T5">"server"</text:span>: <text:span text:style-name="T6">"nodemon server.js"</text:span>,</text:p>
      <text:p text:style-name="P6"><text:span text:style-name="T5">"client"</text:span>:<text:span text:style-name="T6">"npm start --prefix client"</text:span>,</text:p>
      <text:p text:style-name="P6"><text:span text:style-name="T5">"dev"</text:span>: <text:span text:style-name="T6">"concurrently </text:span><text:span text:style-name="T17">\"</text:span><text:span text:style-name="T6">npm run server</text:span><text:span text:style-name="T17">\"</text:span><text:span text:style-name="T6"> </text:span><text:span text:style-name="T17">\"</text:span><text:span text:style-name="T6">npm run client</text:span><text:span text:style-name="T17">\"</text:span><text:span text:style-name="T6">"</text:span></text:p>
      <text:p text:style-name="P6">},</text:p>
      <text:p text:style-name="P1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08-29T02:01:10.542028513</dc:date>
    <meta:editing-duration>PT8H32M28S</meta:editing-duration>
    <meta:editing-cycles>71</meta:editing-cycles>
    <meta:generator>LibreOffice/5.1.6.2$Linux_X86_64 LibreOffice_project/10m0$Build-2</meta:generator>
    <meta:document-statistic meta:table-count="0" meta:image-count="0" meta:object-count="0" meta:page-count="4" meta:paragraph-count="97" meta:word-count="363" meta:character-count="2617" meta:non-whitespace-character-count="2347"/>
  </office:meta>
</office:document-meta>
</file>